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Text_20_body">
      <style:paragraph-properties>
        <style:tab-stops/>
      </style:paragraph-properties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Text_20_body" style:list-style-name="L1">
      <style:paragraph-properties>
        <style:tab-stops/>
      </style:paragraph-properties>
    </style:style>
    <style:style style:name="P6" style:family="paragraph" style:parent-style-name="Text_20_body" style:list-style-name="L5">
      <style:paragraph-properties>
        <style:tab-stops/>
      </style:paragraph-properties>
    </style:style>
    <style:style style:name="P7" style:family="paragraph" style:parent-style-name="Text_20_body" style:list-style-name="L6">
      <style:paragraph-properties>
        <style:tab-stops/>
      </style:paragraph-properties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P26" style:family="paragraph" style:parent-style-name="Text_20_body" style:list-style-name="L22"/>
    <style:style style:name="P27" style:family="paragraph" style:parent-style-name="Text_20_body" style:list-style-name="L23"/>
    <style:style style:name="P28" style:family="paragraph" style:parent-style-name="Text_20_body" style:list-style-name="L24"/>
    <style:style style:name="P29" style:family="paragraph" style:parent-style-name="Text_20_body" style:list-style-name="L25"/>
    <style:style style:name="P30" style:family="paragraph" style:parent-style-name="Text_20_body" style:list-style-name="L26"/>
    <style:style style:name="P31" style:family="paragraph" style:parent-style-name="Text_20_body" style:list-style-name="L27"/>
    <style:style style:name="P32" style:family="paragraph" style:parent-style-name="Text_20_body" style:list-style-name="L28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36" style:family="paragraph" style:parent-style-name="Heading_20_3">
      <style:text-properties fo:font-size="18pt" style:font-size-asian="18pt" style:font-size-complex="18pt"/>
    </style:style>
    <style:style style:name="T1" style:family="text">
      <style:text-properties style:text-underline-style="dotted" style:text-underline-width="bold" style:text-underline-color="font-color"/>
    </style:style>
    <style:style style:name="T2" style:family="text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PC GO 编码风格</text:h>
      <text:h text:style-name="P36" text:outline-level="3">C</text:h>
      <text:h text:style-name="Heading_20_5" text:outline-level="5">缩进</text:h>
      <text:list xml:id="list2159632288" text:style-name="L1">
        <text:list-item>
          <text:p text:style-name="P5">缩进应为一个制表符，不能用空格代替。并且我们建议将文本编辑器的制表符显示设定为8个字符的宽度。</text:p>
        </text:list-item>
        <text:list-item>
          <text:p text:style-name="P5">switch块外的标号不缩进。</text:p>
        </text:list-item>
        <text:list-item>
          <text:p text:style-name="P5">if、switch、for、while语句中的条件表达式需要换行时，新的一行应与前一行保持相同的缩进，参阅“条件表达式”一节。</text:p>
        </text:list-item>
      </text:list>
      <text:p text:style-name="Text_20_body"/>
      <text:h text:style-name="Heading_20_5" text:outline-level="5">空格</text:h>
      <text:list xml:id="list1780463146" text:style-name="L2">
        <text:list-item>
          <text:p text:style-name="P8">在双目运算符的两侧应各有一个空格，例如：</text:p>
        </text:list-item>
      </text:list>
      <text:p text:style-name="Text_20_body"><text:tab/><text:tab/>a = b * 22;</text:p>
      <text:list xml:id="list1038438446" text:style-name="L3">
        <text:list-item>
          <text:p text:style-name="P9">在一行中间的逗号和分号的后面有空格，例如：</text:p>
        </text:list-item>
      </text:list>
      <text:p text:style-name="Text_20_body"><text:tab/><text:tab/>int a = 1, b = 0; a += b;</text:p>
      <text:list xml:id="list2043836555" text:style-name="L4">
        <text:list-item>
          <text:p text:style-name="P10">上述规则可以为突显优先级而调整，例如，省略高优先级预算符两侧的空格：</text:p>
        </text:list-item>
      </text:list>
      <text:p text:style-name="Text_20_body"><text:tab/><text:tab/>foo(a*3 + b/a);</text:p>
      <text:list xml:id="list889204271" text:continue-numbering="true" text:style-name="L4">
        <text:list-header>
          <text:p text:style-name="P10">在for语句中为突显优先级而省略空格：</text:p>
        </text:list-header>
      </text:list>
      <text:p text:style-name="P4"><text:tab/><text:tab/>for(i=1; i&lt;=t; i++) r += putmss(s, i);</text:p>
      <text:list xml:id="list633997949" text:style-name="L5">
        <text:list-header>
          <text:p text:style-name="P6">省略下标运行符中的空格：</text:p>
        </text:list-header>
      </text:list>
      <text:p text:style-name="P3"><text:tab/><text:tab/>dest[size_orig+len_src] = 0;</text:p>
      <text:list xml:id="list1696673987" text:style-name="L6">
        <text:list-item>
          <text:p text:style-name="P7">单目运算符、后缀运算符和操作数之间没有空格，例如：</text:p>
        </text:list-item>
      </text:list>
      <text:p text:style-name="P3"><text:tab/><text:tab/>display(table[i++]);</text:p>
      <text:p text:style-name="P3"><text:tab/><text:tab/>table[i] = program.info-&gt;count;</text:p>
      <text:list xml:id="list108960246" text:style-name="L7">
        <text:list-item>
          <text:p text:style-name="P11">不在行首<text:note text:id="ftn1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且不是逗号或分号，应接着有一个空格。</text:p>
        </text:list-item>
        <text:list-item>
          <text:p text:style-name="P11">左括号的右侧和右括号的左侧没有空格。</text:p>
        </text:list-item>
        <text:list-item>
          <text:p text:style-name="P11">声明指针时，星号与类型之间有空格，与指针名之间没有空格，例如：</text:p>
        </text:list-item>
      </text:list>
      <text:p text:style-name="Text_20_body"><text:tab/><text:tab/>char *msg;</text:p>
      <text:list xml:id="list141918091" text:style-name="L8">
        <text:list-item>
          <text:p text:style-name="P12">声明返回指针类型的函数时，星号与类型之间有空格，星号右侧没有空格，无论后面是否直接是函数名，例如：</text:p>
        </text:list-item>
      </text:list>
      <text:p text:style-name="Text_20_body"><text:tab/><text:tab/>void *malloc(size_t);</text:p>
      <text:p text:style-name="Text_20_body"><text:soft-page-break/><text:tab/><text:tab/>void *__cdecl malloc(size_t);</text:p>
      <text:p text:style-name="Text_20_body"/>
      <text:h text:style-name="Heading_20_5" text:outline-level="5">换行</text:h>
      <text:list xml:id="list957779996" text:style-name="L9">
        <text:list-item>
          <text:p text:style-name="P13">在用作语句块开始的左花括号后换行。</text:p>
        </text:list-item>
        <text:list-item>
          <text:p text:style-name="P13">如果语句块由一些语句控制，相应的花括号与控制语句在同一行，并用空格分隔，例如：</text:p>
        </text:list-item>
      </text:list>
      <text:p text:style-name="Text_20_body"><text:tab/><text:tab/>if(is_ready()) {</text:p>
      <text:p text:style-name="Text_20_body"><text:tab/><text:tab/><text:tab/>foo(a + b);</text:p>
      <text:p text:style-name="Text_20_body"><text:tab/><text:tab/><text:tab/>a += 2;</text:p>
      <text:p text:style-name="Text_20_body"><text:tab/><text:tab/>} else {</text:p>
      <text:p text:style-name="Text_20_body"><text:tab/><text:tab/><text:tab/>set_some(b);</text:p>
      <text:p text:style-name="Text_20_body"><text:tab/><text:tab/>}</text:p>
      <text:list xml:id="list1734252880" text:style-name="L10">
        <text:list-item>
          <text:p text:style-name="P14">如果if、for、while语句所控制执行的语句只有一个，且条件表达式与语句都很短小，它们可以写成一行，除空语句外，它们之间应有一个空格，例如：</text:p>
        </text:list-item>
      </text:list>
      <text:p text:style-name="Text_20_body"><text:tab/><text:tab/>if(a == b) foo();</text:p>
      <text:list xml:id="list2155516124" text:style-name="L11">
        <text:list-header>
          <text:p text:style-name="P15">或</text:p>
        </text:list-header>
      </text:list>
      <text:p text:style-name="Text_20_body"><text:tab/><text:tab/>while(1);</text:p>
      <text:list xml:id="list2116004186" text:style-name="L12">
        <text:list-header>
          <text:p text:style-name="P16">如果存在且只存在一个else分支，则视这些语句的总长度自行判断是否在else之前换行，例如：</text:p>
        </text:list-header>
      </text:list>
      <text:p text:style-name="Text_20_body"><text:tab/><text:tab/>if(some) foo(a); else foo(b);</text:p>
      <text:list xml:id="list1507604256" text:style-name="L13">
        <text:list-header>
          <text:p text:style-name="P17">或</text:p>
        </text:list-header>
      </text:list>
      <text:p text:style-name="Text_20_body"><text:tab/><text:tab/>if(a == b) foo(a);</text:p>
      <text:p text:style-name="Text_20_body"><text:tab/><text:tab/>else foo(a - b);</text:p>
      <text:list xml:id="list1266632248" text:style-name="L14">
        <text:list-header>
          <text:p text:style-name="P18">否则应在每个else之前换行，例如：</text:p>
        </text:list-header>
      </text:list>
      <text:p text:style-name="Text_20_body"><text:tab/><text:tab/>if(a &lt; b) foo(1);</text:p>
      <text:p text:style-name="Text_20_body"><text:tab/><text:tab/>else if(a &gt; b) foo(2);</text:p>
      <text:p text:style-name="Text_20_body"><text:tab/><text:tab/>else foo(a % 2);</text:p>
      <text:list xml:id="list160606433" text:style-name="L15">
        <text:list-header>
          <text:p text:style-name="P19">其它情况应使用语句块，例如：</text:p>
        </text:list-header>
      </text:list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tab/><text:tab/><text:tab/>foo(b);</text:p>
      <text:p text:style-name="Text_20_body"><text:tab/><text:tab/>}</text:p>
      <text:list xml:id="list1358830842" text:style-name="L16">
        <text:list-header>
          <text:p text:style-name="P20">或</text:p>
        </text:list-header>
      </text:list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soft-page-break/><text:tab/><text:tab/><text:tab/>a = 0;</text:p>
      <text:p text:style-name="Text_20_body"><text:tab/><text:tab/>}</text:p>
      <text:list xml:id="list341789686" text:style-name="L17">
        <text:list-item>
          <text:p text:style-name="P21">即使do-while语句所控制的语句只有一个，也不应将它们写在一行，应使用语句块，例如：</text:p>
        </text:list-item>
      </text:list>
      <text:p text:style-name="Text_20_body"><text:tab/><text:tab/>do {</text:p>
      <text:p text:style-name="Text_20_body"><text:tab/><text:tab/><text:tab/>do_some(a + b);</text:p>
      <text:p text:style-name="Text_20_body"><text:tab/><text:tab/>} while(a++);</text:p>
      <text:p text:style-name="Text_20_body"/>
      <text:h text:style-name="Heading_20_5" text:outline-level="5">函数声明</text:h>
      <text:list xml:id="list166774652" text:style-name="L18">
        <text:list-item>
          <text:p text:style-name="P22">如果此函数不接受参数，函数定义时可不声明参数列表；但在单独的非定义声明时，必须声明参数列表为void，例如：</text:p>
        </text:list-item>
      </text:list>
      <text:p text:style-name="Text_20_body"><text:tab/><text:tab/>long int do_some(void);</text:p>
      <text:list xml:id="list2021769637" text:style-name="L19">
        <text:list-item>
          <text:p text:style-name="P23">不要求每个函数都有非定义声明。</text:p>
        </text:list-item>
        <text:list-item>
          <text:p text:style-name="P23">如果此函数返回int类型，声明时不能省略类型。</text:p>
        </text:list-item>
        <text:list-item>
          <text:p text:style-name="P23">main函数必须返回int类型。</text:p>
        </text:list-item>
        <text:list-item>
          <text:p text:style-name="P23">避免隐式声明。</text:p>
        </text:list-item>
      </text:list>
      <text:p text:style-name="Text_20_body"/>
      <text:h text:style-name="Heading_20_5" text:outline-level="5">函数名</text:h>
      <text:list xml:id="list778057948" text:style-name="L20">
        <text:list-item>
          <text:p text:style-name="P24">建议使用全小写，下划线分隔单词的命名方式。</text:p>
        </text:list-item>
        <text:list-item>
          <text:p text:style-name="P24">不要使用匈牙利命名法。</text:p>
        </text:list-item>
      </text:list>
      <text:p text:style-name="Text_20_body"/>
      <text:h text:style-name="Heading_20_5" text:outline-level="5">变量声明</text:h>
      <text:list xml:id="list1125117943" text:style-name="L21">
        <text:list-item>
          <text:p text:style-name="P25">对于局部变量，尽量在用到时再声明；如果编译器支持<text:note text:id="ftn2" text:note-class="footnote"><text:note-citation>2</text:note-citation><text:note-body><text:p text:style-name="Footnote">gcc和其它支持C99的编译器</text:p></text:note-body></text:note>，可混合书写声明和代码<text:note text:id="ftn3" text:note-class="footnote"><text:note-citation>3</text:note-citation><text:note-body><text:p text:style-name="Footnote">gcc的扩展特性（C99之前）和C99的要求</text:p></text:note-body></text:note>。</text:p>
        </text:list-item>
      </text:list>
      <text:p text:style-name="Text_20_body"/>
      <text:h text:style-name="Heading_20_5" text:outline-level="5">变量名</text:h>
      <text:list xml:id="list908806669" text:style-name="L22">
        <text:list-item>
          <text:p text:style-name="P26">建议使用全小写，下划线分隔单词的命名方式。</text:p>
        </text:list-item>
        <text:list-item>
          <text:p text:style-name="P26">外部变量应尽可能使用全称，而不是缩写，使其清晰明了。</text:p>
        </text:list-item>
        <text:list-item>
          <text:p text:style-name="P26">用作局部的循环计数变量应命名为单个字母，例如：i, j。</text:p>
        </text:list-item>
        <text:list-item>
          <text:p text:style-name="P26">尽量不使用匈牙利命名法。</text:p>
        </text:list-item>
        <text:list-item>
          <text:p text:style-name="P26">除本身翻译就是如此外，不能使用汉语拼音代替英语名称。</text:p>
        </text:list-item>
      </text:list>
      <text:p text:style-name="Text_20_body"/>
      <text:h text:style-name="Heading_20_5" text:outline-level="5"><text:soft-page-break/>类型定义</text:h>
      <text:list xml:id="list1226355931" text:style-name="L23">
        <text:list-item>
          <text:p text:style-name="P27">类型定义的形式类似于声明变量。</text:p>
        </text:list-item>
        <text:list-item>
          <text:p text:style-name="P27">除非有特别的意义，不应为指向某种类型的指针定义新的类型名，以避免混乱，以下是<text:span text:style-name="T1">坏的</text:span>例子：</text:p>
        </text:list-item>
      </text:list>
      <text:p text:style-name="Text_20_body"><text:tab/><text:tab/><text:span text:style-name="T2">typedef int *PINT,*LPINT;</text:span></text:p>
      <text:list xml:id="list828334038" text:style-name="L24">
        <text:list-item>
          <text:p text:style-name="P28">参阅：“空格”一节。</text:p>
        </text:list-item>
      </text:list>
      <text:p text:style-name="Text_20_body"/>
      <text:h text:style-name="Heading_20_5" text:outline-level="5">条件表达式</text:h>
      <text:list xml:id="list244069626" text:style-name="L25">
        <text:list-item>
          <text:p text:style-name="P29">条件表达式在换行时，应在逻辑与、逻辑或运算符之后换行，例如：</text:p>
        </text:list-item>
      </text:list>
      <text:p text:style-name="Text_20_body"><text:tab/><text:tab/>if(status == foo(a, b + 1) &amp;&amp;</text:p>
      <text:p text:style-name="Text_20_body"><text:tab/><text:tab/>status != foo(status_old, b)) {</text:p>
      <text:p text:style-name="Text_20_body"><text:tab/><text:tab/><text:tab/>do_some();</text:p>
      <text:p text:style-name="Text_20_body"><text:tab/><text:tab/>}</text:p>
      <text:list xml:id="list154170221" text:style-name="L26">
        <text:list-header>
          <text:p text:style-name="P30">有关if的缩进请参阅“缩进”一节。</text:p>
        </text:list-header>
        <text:list-item>
          <text:p text:style-name="P30">当一个条件表达式中同时使用逻辑与、逻辑或运算符时，务必在相应位置加上括号以明确优先级，例如：</text:p>
        </text:list-item>
      </text:list>
      <text:p text:style-name="Text_20_body"><text:tab/><text:tab/>if((a &amp;&amp; b) || c) do_some();</text:p>
      <text:list xml:id="list511355316" text:style-name="L27">
        <text:list-header>
          <text:p text:style-name="P31">或</text:p>
        </text:list-header>
      </text:list>
      <text:p text:style-name="Text_20_body"><text:tab/><text:tab/>if(a &amp;&amp; (b || c)) do_some();</text:p>
      <text:list xml:id="list841423909" text:style-name="L28">
        <text:list-header>
          <text:p text:style-name="P32">或</text:p>
        </text:list-header>
      </text:list>
      <text:p text:style-name="Text_20_body"><text:tab/><text:tab/>if(a || (b &amp;&amp; c)) do_some();</text:p>
      <text:list xml:id="list749259617" text:style-name="L29">
        <text:list-item>
          <text:p text:style-name="P33">不要使用逻辑取反运算来判断某个返回0为成功的函数成功返回，例如不要这样：</text:p>
        </text:list-item>
      </text:list>
      <text:p text:style-name="Text_20_body"><text:tab/><text:tab/>if(!strcmp(argv[1], "--version")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list xml:id="list625925929" text:style-name="L30">
        <text:list-header>
          <text:p text:style-name="P34">应该这样：</text:p>
        </text:list-header>
      </text:list>
      <text:p text:style-name="Text_20_body"><text:tab/><text:tab/>if(strcmp(argv[1], "--version") == 0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0cm" style:auto-text-indent="true" style:page-number="auto" fo:background-color="transparent" style:shadow="none" style:punctuation-wrap="simpl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5-01-13T13:37:25</dc:date>
    <meta:editing-duration>P1DT18H31M8S</meta:editing-duration>
    <meta:editing-cycles>35</meta:editing-cycles>
    <meta:generator>LibreOffice/3.4$Unix LibreOffice_project/340m1$Build-402</meta:generator>
    <meta:document-statistic meta:table-count="0" meta:image-count="0" meta:object-count="0" meta:page-count="4" meta:paragraph-count="116" meta:word-count="687" meta:character-count="2315" meta:non-whitespace-character-count="2231"/>
  </office:meta>
</office:document-meta>
</file>